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ela2" style:family="table">
      <style:table-properties style:width="18.392cm" fo:margin-left="-0.533cm" table:align="left" fo:background-color="transparent" style:shadow="#808080 0.176cm 0.176cm">
        <style:background-image/>
      </style:table-properties>
    </style:style>
    <style:style style:name="Tabela2.A" style:family="table-column">
      <style:table-column-properties style:column-width="18.392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2.2" style:family="table-row">
      <style:table-row-properties style:min-row-height="0.591cm"/>
    </style:style>
    <style:style style:name="Tabela2.A2" style:family="table-cell">
      <style:table-cell-properties fo:padding="0cm" fo:border="none" style:writing-mode="page"/>
    </style:style>
    <style:style style:name="Tabela2.A3" style:family="table-cell">
      <style:table-cell-properties fo:padding="0cm" fo:border="none" style:writing-mode="page"/>
    </style:style>
    <style:style style:name="Tabela2.A4" style:family="table-cell">
      <style:table-cell-properties fo:padding="0cm" fo:border="none" style:writing-mode="page"/>
    </style:style>
    <style:style style:name="Tabela2.A5" style:family="table-cell">
      <style:table-cell-properties fo:padding="0cm" fo:border="none" style:writing-mode="page"/>
    </style:style>
    <style:style style:name="Tabela3" style:family="table">
      <style:table-properties style:width="18.216cm" table:align="margins" fo:background-color="transparent">
        <style:background-image/>
      </style:table-properties>
    </style:style>
    <style:style style:name="Tabela3.A" style:family="table-column">
      <style:table-column-properties style:column-width="3.969cm" style:rel-column-width="14279*"/>
    </style:style>
    <style:style style:name="Tabela3.B" style:family="table-column">
      <style:table-column-properties style:column-width="14.247cm" style:rel-column-width="51256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b4c7dc" style:writing-mode="page">
        <style:background-image/>
      </style:table-cell-properties>
    </style:style>
    <style:style style:name="Tabela3.B1" style:family="table-cell">
      <style:table-cell-properties style:writing-mode="page"/>
    </style:style>
    <style:style style:name="Tabela3.B2" style:family="table-cell">
      <style:table-cell-properties style:writing-mode="page"/>
    </style:style>
    <style:style style:name="Tabela3.B3" style:family="table-cell">
      <style:table-cell-properties style:writing-mode="page"/>
    </style:style>
    <style:style style:name="Tabela4" style:family="table">
      <style:table-properties style:width="18.216cm" table:align="margins"/>
    </style:style>
    <style:style style:name="Tabela4.A" style:family="table-column">
      <style:table-column-properties style:column-width="18.216cm" style:rel-column-width="65535*"/>
    </style:style>
    <style:style style:name="Tabela4.1" style:family="table-row">
      <style:table-row-properties style:min-row-height="0.591cm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8.216cm" table:align="margins" fo:background-color="transparent">
        <style:background-image/>
      </style:table-properties>
    </style:style>
    <style:style style:name="Tabela5.A" style:family="table-column">
      <style:table-column-properties style:column-width="3.969cm" style:rel-column-width="14279*"/>
    </style:style>
    <style:style style:name="Tabela5.B" style:family="table-column">
      <style:table-column-properties style:column-width="14.247cm" style:rel-column-width="51256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5.B1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B3" style:family="table-cell">
      <style:table-cell-properties style:writing-mode="page"/>
    </style:style>
    <style:style style:name="Tabela7" style:family="table">
      <style:table-properties style:width="18.216cm" table:align="margins" fo:background-color="transparent">
        <style:background-image/>
      </style:table-properties>
    </style:style>
    <style:style style:name="Tabela7.A" style:family="table-column">
      <style:table-column-properties style:column-width="3.969cm" style:rel-column-width="14279*"/>
    </style:style>
    <style:style style:name="Tabela7.B" style:family="table-column">
      <style:table-column-properties style:column-width="14.247cm" style:rel-column-width="51256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b4c7dc" style:writing-mode="page">
        <style:background-image/>
      </style:table-cell-properties>
    </style:style>
    <style:style style:name="Tabela7.B1" style:family="table-cell">
      <style:table-cell-properties style:writing-mode="page"/>
    </style:style>
    <style:style style:name="Tabela7.B2" style:family="table-cell">
      <style:table-cell-properties style:writing-mode="page"/>
    </style:style>
    <style:style style:name="Tabela7.B3" style:family="table-cell">
      <style:table-cell-properties style:writing-mode="page"/>
    </style:style>
    <style:style style:name="Tabela6" style:family="table">
      <style:table-properties style:width="18.216cm" table:align="margins" fo:background-color="transparent">
        <style:background-image/>
      </style:table-properties>
    </style:style>
    <style:style style:name="Tabela6.A" style:family="table-column">
      <style:table-column-properties style:column-width="3.969cm" style:rel-column-width="14279*"/>
    </style:style>
    <style:style style:name="Tabela6.B" style:family="table-column">
      <style:table-column-properties style:column-width="14.247cm" style:rel-column-width="51256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b4c7dc" style:writing-mode="page">
        <style:background-image/>
      </style:table-cell-properties>
    </style:style>
    <style:style style:name="Tabela6.B1" style:family="table-cell">
      <style:table-cell-properties style:writing-mode="page"/>
    </style:style>
    <style:style style:name="Tabela6.B2" style:family="table-cell">
      <style:table-cell-properties style:writing-mode="page"/>
    </style:style>
    <style:style style:name="Tabela6.B3" style:family="table-cell">
      <style:table-cell-properties style:writing-mode="page"/>
    </style:style>
    <style:style style:name="Tabela8" style:family="table">
      <style:table-properties style:width="18.216cm" table:align="margins" fo:background-color="transparent">
        <style:background-image/>
      </style:table-properties>
    </style:style>
    <style:style style:name="Tabela8.A" style:family="table-column">
      <style:table-column-properties style:column-width="3.969cm" style:rel-column-width="14279*"/>
    </style:style>
    <style:style style:name="Tabela8.B" style:family="table-column">
      <style:table-column-properties style:column-width="14.247cm" style:rel-column-width="51256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b4c7dc" style:writing-mode="page">
        <style:background-image/>
      </style:table-cell-properties>
    </style:style>
    <style:style style:name="Tabela8.B1" style:family="table-cell">
      <style:table-cell-properties style:writing-mode="page"/>
    </style:style>
    <style:style style:name="Tabela8.B2" style:family="table-cell">
      <style:table-cell-properties style:writing-mode="page"/>
    </style:style>
    <style:style style:name="Tabela8.B3" style:family="table-cell">
      <style:table-cell-properties style:writing-mode="page"/>
    </style:style>
    <style:style style:name="Tabela3" style:family="table">
      <style:table-properties style:width="18.216cm" table:align="margins" fo:background-color="transparent">
        <style:background-image/>
      </style:table-properties>
    </style:style>
    <style:style style:name="Tabela3.A" style:family="table-column">
      <style:table-column-properties style:column-width="3.969cm" style:rel-column-width="14279*"/>
    </style:style>
    <style:style style:name="Tabela3.B" style:family="table-column">
      <style:table-column-properties style:column-width="14.247cm" style:rel-column-width="51256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background-color="#b4c7dc" style:writing-mode="page">
        <style:background-image/>
      </style:table-cell-properties>
    </style:style>
    <style:style style:name="Tabela3.B1" style:family="table-cell">
      <style:table-cell-properties style:writing-mode="page"/>
    </style:style>
    <style:style style:name="Tabela3.B2" style:family="table-cell">
      <style:table-cell-properties style:writing-mode="page"/>
    </style:style>
    <style:style style:name="Tabela3.B3" style:family="table-cell">
      <style:table-cell-properties style:writing-mode="page"/>
    </style:style>
    <style:style style:name="Tabela4" style:family="table">
      <style:table-properties style:width="18.216cm" table:align="margins"/>
    </style:style>
    <style:style style:name="Tabela4.A" style:family="table-column">
      <style:table-column-properties style:column-width="18.216cm" style:rel-column-width="65535*"/>
    </style:style>
    <style:style style:name="Tabela4.1" style:family="table-row">
      <style:table-row-properties style:min-row-height="0.591cm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8.216cm" table:align="margins" fo:background-color="transparent">
        <style:background-image/>
      </style:table-properties>
    </style:style>
    <style:style style:name="Tabela5.A" style:family="table-column">
      <style:table-column-properties style:column-width="3.969cm" style:rel-column-width="14279*"/>
    </style:style>
    <style:style style:name="Tabela5.B" style:family="table-column">
      <style:table-column-properties style:column-width="14.247cm" style:rel-column-width="51256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5.B1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B3" style:family="table-cell">
      <style:table-cell-properties style:writing-mode="page"/>
    </style:style>
    <style:style style:name="Tabela7" style:family="table">
      <style:table-properties style:width="18.216cm" table:align="margins" fo:background-color="transparent">
        <style:background-image/>
      </style:table-properties>
    </style:style>
    <style:style style:name="Tabela7.A" style:family="table-column">
      <style:table-column-properties style:column-width="3.969cm" style:rel-column-width="14279*"/>
    </style:style>
    <style:style style:name="Tabela7.B" style:family="table-column">
      <style:table-column-properties style:column-width="14.247cm" style:rel-column-width="51256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b4c7dc" style:writing-mode="page">
        <style:background-image/>
      </style:table-cell-properties>
    </style:style>
    <style:style style:name="Tabela7.B1" style:family="table-cell">
      <style:table-cell-properties style:writing-mode="page"/>
    </style:style>
    <style:style style:name="Tabela7.B2" style:family="table-cell">
      <style:table-cell-properties style:writing-mode="page"/>
    </style:style>
    <style:style style:name="Tabela7.B3" style:family="table-cell">
      <style:table-cell-properties style:writing-mode="page"/>
    </style:style>
    <style:style style:name="Tabela5" style:family="table">
      <style:table-properties style:width="18.216cm" table:align="margins" fo:background-color="transparent">
        <style:background-image/>
      </style:table-properties>
    </style:style>
    <style:style style:name="Tabela5.A" style:family="table-column">
      <style:table-column-properties style:column-width="3.969cm" style:rel-column-width="14279*"/>
    </style:style>
    <style:style style:name="Tabela5.B" style:family="table-column">
      <style:table-column-properties style:column-width="14.247cm" style:rel-column-width="51256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background-color="#b4c7dc" fo:padding="0cm" fo:border="none" style:writing-mode="page">
        <style:background-image/>
      </style:table-cell-properties>
    </style:style>
    <style:style style:name="Tabela5.B1" style:family="table-cell">
      <style:table-cell-properties style:writing-mode="page"/>
    </style:style>
    <style:style style:name="Tabela5.B2" style:family="table-cell">
      <style:table-cell-properties style:writing-mode="page"/>
    </style:style>
    <style:style style:name="Tabela5.B3" style:family="table-cell">
      <style:table-cell-properties style:writing-mode="page"/>
    </style:style>
    <style:style style:name="Tabela7" style:family="table">
      <style:table-properties style:width="18.216cm" table:align="margins" fo:background-color="transparent">
        <style:background-image/>
      </style:table-properties>
    </style:style>
    <style:style style:name="Tabela7.A" style:family="table-column">
      <style:table-column-properties style:column-width="3.969cm" style:rel-column-width="14279*"/>
    </style:style>
    <style:style style:name="Tabela7.B" style:family="table-column">
      <style:table-column-properties style:column-width="14.247cm" style:rel-column-width="51256*"/>
    </style:style>
    <style:style style:name="Tabela7.1" style:family="table-row">
      <style:table-row-properties fo:background-color="transparent">
        <style:background-image/>
      </style:table-row-properties>
    </style:style>
    <style:style style:name="Tabela7.A1" style:family="table-cell">
      <style:table-cell-properties fo:background-color="#b4c7dc" style:writing-mode="page">
        <style:background-image/>
      </style:table-cell-properties>
    </style:style>
    <style:style style:name="Tabela7.B1" style:family="table-cell">
      <style:table-cell-properties style:writing-mode="page"/>
    </style:style>
    <style:style style:name="Tabela7.B2" style:family="table-cell">
      <style:table-cell-properties style:writing-mode="page"/>
    </style:style>
    <style:style style:name="Tabela7.B3" style:family="table-cell">
      <style:table-cell-properties style:writing-mode="page"/>
    </style:style>
    <style:style style:name="Tabela6" style:family="table">
      <style:table-properties style:width="18.216cm" table:align="margins" fo:background-color="transparent">
        <style:background-image/>
      </style:table-properties>
    </style:style>
    <style:style style:name="Tabela6.A" style:family="table-column">
      <style:table-column-properties style:column-width="3.969cm" style:rel-column-width="14279*"/>
    </style:style>
    <style:style style:name="Tabela6.B" style:family="table-column">
      <style:table-column-properties style:column-width="14.247cm" style:rel-column-width="51256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background-color="#b4c7dc" style:writing-mode="page">
        <style:background-image/>
      </style:table-cell-properties>
    </style:style>
    <style:style style:name="Tabela6.B1" style:family="table-cell">
      <style:table-cell-properties style:writing-mode="page"/>
    </style:style>
    <style:style style:name="Tabela6.B2" style:family="table-cell">
      <style:table-cell-properties style:writing-mode="page"/>
    </style:style>
    <style:style style:name="Tabela6.B3" style:family="table-cell">
      <style:table-cell-properties style:writing-mode="page"/>
    </style:style>
    <style:style style:name="Tabela8" style:family="table">
      <style:table-properties style:width="18.216cm" table:align="margins" fo:background-color="transparent">
        <style:background-image/>
      </style:table-properties>
    </style:style>
    <style:style style:name="Tabela8.A" style:family="table-column">
      <style:table-column-properties style:column-width="3.969cm" style:rel-column-width="14279*"/>
    </style:style>
    <style:style style:name="Tabela8.B" style:family="table-column">
      <style:table-column-properties style:column-width="14.247cm" style:rel-column-width="51256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background-color="#b4c7dc" style:writing-mode="page">
        <style:background-image/>
      </style:table-cell-properties>
    </style:style>
    <style:style style:name="Tabela8.B1" style:family="table-cell">
      <style:table-cell-properties style:writing-mode="page"/>
    </style:style>
    <style:style style:name="Tabela8.B2" style:family="table-cell">
      <style:table-cell-properties style:writing-mode="page"/>
    </style:style>
    <style:style style:name="Tabela8.B3" style:family="table-cell">
      <style:table-cell-properties style:writing-mode="page"/>
    </style:style>
    <style:style style:name="P1" style:family="paragraph" style:parent-style-name="Standard">
      <style:paragraph-properties fo:text-align="end" style:justify-single-word="false"/>
      <style:text-properties style:font-name="Verdana" officeooo:rsid="001792be" officeooo:paragraph-rsid="001bf158"/>
    </style:style>
    <style:style style:name="P2" style:family="paragraph" style:parent-style-name="Standard">
      <style:paragraph-properties fo:text-align="end" style:justify-single-word="false"/>
      <style:text-properties style:font-name="Verdana" officeooo:rsid="001bf158" officeooo:paragraph-rsid="001bf158"/>
    </style:style>
    <style:style style:name="P3" style:family="paragraph" style:parent-style-name="Standard">
      <style:paragraph-properties fo:text-align="start" style:justify-single-word="false"/>
      <style:text-properties style:font-name="Verdana" officeooo:rsid="001e738a" officeooo:paragraph-rsid="002021a4"/>
    </style:style>
    <style:style style:name="P4" style:family="paragraph" style:parent-style-name="Table_20_Contents">
      <style:paragraph-properties fo:text-align="start" style:justify-single-word="false"/>
      <style:text-properties style:font-name="Verdana" officeooo:rsid="001e738a" officeooo:paragraph-rsid="001e738a"/>
    </style:style>
    <style:style style:name="P5" style:family="paragraph" style:parent-style-name="Table_20_Contents">
      <style:paragraph-properties fo:text-align="start" style:justify-single-word="false"/>
      <style:text-properties style:font-name="Verdana" fo:font-size="10.5pt" officeooo:rsid="001e738a" officeooo:paragraph-rsid="001e738a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.5pt" officeooo:rsid="001e738a" officeooo:paragraph-rsid="001f34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.5pt" officeooo:rsid="001e738a" officeooo:paragraph-rsid="002021a4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style:font-name="Verdana" fo:font-size="10.5pt" officeooo:rsid="002021a4" officeooo:paragraph-rsid="002021a4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style:font-name="Verdana" fo:font-size="10.5pt" officeooo:rsid="001f3437" officeooo:paragraph-rsid="001f343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.5pt" fo:font-weight="bold" officeooo:rsid="001e738a" officeooo:paragraph-rsid="001e738a" style:font-size-asian="10.5pt" style:font-weight-asian="bold" style:font-size-complex="10.5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-0.9cm" fo:text-align="end" style:justify-single-word="false" fo:text-indent="0cm" style:auto-text-indent="false" style:page-number="auto" fo:background-color="transparent"/>
      <style:text-properties fo:color="#2a6099" loext:opacity="100%" style:font-name="Verdana" fo:font-weight="bold" officeooo:rsid="001bf158" officeooo:paragraph-rsid="001bf158" fo:background-color="#b4c7dc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01e738a"/>
    </style:style>
    <style:style style:name="P13" style:family="paragraph" style:parent-style-name="Table_20_Contents">
      <style:paragraph-properties fo:text-align="start" style:justify-single-word="false"/>
      <style:text-properties officeooo:paragraph-rsid="001f3437"/>
    </style:style>
    <style:style style:name="P14" style:family="paragraph" style:parent-style-name="Table_20_Contents">
      <style:paragraph-properties fo:text-align="start" style:justify-single-word="false"/>
      <style:text-properties officeooo:paragraph-rsid="002021a4"/>
    </style:style>
    <style:style style:name="P15" style:family="paragraph" style:parent-style-name="Table_20_Contents">
      <style:paragraph-properties fo:text-align="end" style:justify-single-word="false"/>
      <style:text-properties fo:color="#3465a4" loext:opacity="100%" style:font-name="Verdana" fo:font-weight="bold" officeooo:rsid="001e738a" officeooo:paragraph-rsid="001e738a" fo:background-color="#b4c7dc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3465a4" loext:opacity="100%" style:font-name="Verdana" fo:font-weight="bold" officeooo:rsid="001f3437" officeooo:paragraph-rsid="001f3437" fo:background-color="#b4c7dc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color="#3465a4" loext:opacity="100%" style:font-name="Verdana" fo:font-weight="bold" officeooo:rsid="002021a4" officeooo:paragraph-rsid="002021a4" fo:background-color="#b4c7dc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3465a4" loext:opacity="100%" style:font-name="Verdana" fo:font-weight="bold" officeooo:rsid="001e738a" officeooo:paragraph-rsid="001e738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465a4" loext:opacity="100%" style:font-name="Verdana" fo:font-size="8pt" fo:font-weight="bold" officeooo:rsid="001e738a" officeooo:paragraph-rsid="001e738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3465a4" loext:opacity="100%" style:font-name="Verdana" fo:font-size="8pt" fo:font-weight="bold" officeooo:rsid="001e738a" officeooo:paragraph-rsid="001f3437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3465a4" loext:opacity="100%" style:font-name="Verdana" fo:font-size="8pt" fo:font-weight="bold" officeooo:rsid="001e738a" officeooo:paragraph-rsid="002021a4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3465a4" loext:opacity="100%" style:font-name="Verdana" fo:font-size="8pt" fo:font-weight="bold" officeooo:rsid="001e738a" officeooo:paragraph-rsid="001e738a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0.5pt" officeooo:rsid="001e738a" officeooo:paragraph-rsid="0033ab28" style:font-size-asian="10.5pt" style:font-size-complex="10.5pt"/>
    </style:style>
    <style:style style:name="P24" style:family="paragraph" style:parent-style-name="Table_20_Contents">
      <style:paragraph-properties fo:text-align="end" style:justify-single-word="false"/>
      <style:text-properties style:font-name="Verdana" officeooo:rsid="001e738a" officeooo:paragraph-rsid="001e738a"/>
    </style:style>
    <style:style style:name="P25" style:family="paragraph" style:parent-style-name="Table_20_Contents">
      <style:paragraph-properties fo:text-align="start" style:justify-single-word="false"/>
      <style:text-properties officeooo:paragraph-rsid="001e738a"/>
    </style:style>
    <style:style style:name="T1" style:family="text">
      <style:text-properties style:font-name="Verdana" fo:font-size="10.5pt" officeooo:rsid="001e738a" style:font-size-asian="10.5pt" style:font-size-complex="10.5pt"/>
    </style:style>
    <style:style style:name="T2" style:family="text">
      <style:text-properties style:font-name="Verdana" fo:font-size="10.5pt" officeooo:rsid="001f3437" style:font-size-asian="10.5pt" style:font-size-complex="10.5pt"/>
    </style:style>
    <style:style style:name="T3" style:family="text">
      <style:text-properties style:font-name="Verdana" fo:font-size="10.5pt" officeooo:rsid="002021a4" style:font-size-asian="10.5pt" style:font-size-complex="10.5pt"/>
    </style:style>
    <style:style style:name="T4" style:family="text">
      <style:text-properties style:font-name="Verdana" fo:font-size="10.5pt" fo:font-weight="bold" officeooo:rsid="001e738a" style:font-size-asian="10.5pt" style:font-weight-asian="bold" style:font-size-complex="10.5pt" style:font-weight-complex="bold"/>
    </style:style>
    <style:style style:name="T5" style:family="text">
      <style:text-properties style:font-name="Verdana" fo:font-size="10.5pt" style:text-underline-style="solid" style:text-underline-width="auto" style:text-underline-color="font-color" officeooo:rsid="001e738a" style:font-size-asian="10.5pt" style:font-size-complex="10.5pt"/>
    </style:style>
    <style:style style:name="T6" style:family="text">
      <style:text-properties style:font-name="Verdana" fo:font-size="10.5pt" style:text-underline-style="solid" style:text-underline-width="auto" style:text-underline-color="font-color" officeooo:rsid="002021a4" style:font-size-asian="10.5pt" style:font-size-complex="10.5pt"/>
    </style:style>
    <style:style style:name="T7" style:family="text">
      <style:text-properties officeooo:rsid="001f3437"/>
    </style:style>
    <style:style style:name="T8" style:family="text">
      <style:text-properties officeooo:rsid="002021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21a4" style:font-weight-asian="bold" style:font-weight-complex="bold"/>
    </style:style>
    <style:style style:name="T11" style:family="text">
      <style:text-properties fo:font-weight="bold" officeooo:rsid="002e57cb" style:font-weight-asian="bold" style:font-weight-complex="bold"/>
    </style:style>
    <style:style style:name="T12" style:family="text">
      <style:text-properties fo:color="#3465a4" loext:opacity="100%"/>
    </style:style>
    <style:style style:name="T13" style:family="text">
      <style:text-properties fo:color="#3465a4" loext:opacity="100%" style:font-name="Verdana" fo:font-size="10.5pt" officeooo:rsid="001e738a" style:font-size-asian="10.5pt" style:font-size-complex="10.5pt"/>
    </style:style>
    <style:style style:name="T14" style:family="text">
      <style:text-properties fo:color="#3465a4" loext:opacity="100%" style:font-name="Verdana" fo:font-size="10.5pt" officeooo:rsid="001f3437" style:font-size-asian="10.5pt" style:font-size-complex="10.5pt"/>
    </style:style>
    <style:style style:name="T15" style:family="text">
      <style:text-properties fo:color="#3465a4" loext:opacity="100%" officeooo:rsid="001f3437"/>
    </style:style>
    <style:style style:name="T16" style:family="text">
      <style:text-properties fo:color="#3465a4" loext:opacity="100%" style:text-underline-style="none" officeooo:rsid="002021a4"/>
    </style:style>
    <style:style style:name="T17" style:family="text">
      <style:text-properties fo:color="#3465a4" loext:opacity="100%" fo:font-weight="bold" fo:background-color="#b4c7dc" loext:char-shading-value="0" style:font-weight-asian="bold" style:font-weight-complex="bold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size="9pt" fo:font-weight="normal" officeooo:rsid="00290252" style:font-size-asian="9pt" style:font-weight-asian="normal" style:font-size-complex="9pt" style:font-weight-complex="normal"/>
    </style:style>
    <style:style style:name="T20" style:family="text">
      <style:text-properties officeooo:rsid="00300a81"/>
    </style:style>
    <style:style style:name="T21" style:family="text">
      <style:text-properties officeooo:rsid="0033ab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CENARIUSZ TESTOWY</text:p>
      <text:p text:style-name="P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SCENARIUSZ 01. PUBLIKACJA ARTYKUŁU ZE ZDJĘCIEM</text:p>
          </table:table-cell>
        </table:table-row>
        <table:table-row table:style-name="Tabela2.2">
          <table:table-cell table:style-name="Tabela2.A4" office:value-type="string">
            <text:p text:style-name="P5"><text:span text:style-name="T9">AUTOR</text:span>: <text:span text:style-name="T18">MA</text:span></text:p>
          </table:table-cell>
        </table:table-row>
        <table:table-row table:style-name="Tabela2.2">
          <table:table-cell table:style-name="Tabela2.A4" office:value-type="string">
            <text:p text:style-name="P10">DATA: <text:span text:style-name="T19">01.02.2019</text:span></text:p>
          </table:table-cell>
        </table:table-row>
        <table:table-row table:style-name="Tabela2.2">
          <table:table-cell table:style-name="Tabela2.A4" office:value-type="string">
            <text:p text:style-name="P24"><text:span text:style-name="T17">Przypadek testowy 01: POPRAWNE LOGOWANIE SIĘ</text:span></text:p>
          </table:table-cell>
        </table:table-row>
        <table:table-row table:style-name="Tabela2.2">
          <table:table-cell table:style-name="Tabela2.A5" office:value-type="string">
            <table:table table:name="Tabela3" table:style-name="Tabela3">
              <table:table-column table:style-name="Tabela3.A"/>
              <table:table-column table:style-name="Tabela3.B"/>
              <table:table-row table:style-name="Tabela3.1">
                <table:table-cell table:style-name="Tabela3.A1" office:value-type="string">
                  <text:p text:style-name="P19">WARUNKI WSTĘPNE</text:p>
                </table:table-cell>
                <table:table-cell table:style-name="Tabela3.B3" office:value-type="string">
                  <text:p text:style-name="P5"><text:s/>Użytkownik posiada w CMS aktywne konto z przyznanymi uprawnieniami redaktora</text:p>
                </table:table-cell>
              </table:table-row>
              <table:table-row table:style-name="Tabela3.1">
                <table:table-cell table:style-name="Tabela3.A1" office:value-type="string">
                  <text:p text:style-name="P19">KROKI TESTOWE</text:p>
                </table:table-cell>
                <table:table-cell table:style-name="Tabela3.B3" office:value-type="string">
                  <text:p text:style-name="P12"><text:span text:style-name="T1"><text:s/></text:span><text:span text:style-name="T4">1.</text:span><text:span text:style-name="T1"> Otwarcie w przeglądarce strony </text:span><text:span text:style-name="T5">https://cms.g[…].pl</text:span></text:p>
                  <text:p text:style-name="P5"><text:s/><text:span text:style-name="T9">2. </text:span>Wpisanie poprawnego loginu i hasła w odpowiednich polach</text:p>
                  <text:p text:style-name="P5"><text:s/><text:span text:style-name="T9">3.</text:span> Kliknięcie przycisku „<text:span text:style-name="T12">ZALOGUJ SIĘ</text:span>”</text:p>
                </table:table-cell>
              </table:table-row>
              <table:table-row table:style-name="Tabela3.1">
                <table:table-cell table:style-name="Tabela3.A1" office:value-type="string">
                  <text:p text:style-name="P22">OCZEKIWANY REZULTAT</text:p>
                </table:table-cell>
                <table:table-cell table:style-name="Tabela3.B3" office:value-type="string">
                  <text:p text:style-name="P5"><text:s/>Załadowanie się strony głównej CMS z możliwością dodania nowego artykułu</text:p>
                </table:table-cell>
              </table:table-row>
            </table:table>
            <table:table table:name="Tabela4" table:style-name="Tabela4">
              <table:table-column table:style-name="Tabela4.A"/>
              <table:table-row table:style-name="Tabela4.1">
                <table:table-cell table:style-name="Tabela4.A1" office:value-type="string">
                  <text:p text:style-name="P15"/>
                  <text:p text:style-name="P15">Przypadek testowy 02: DODANIE NOWEGO ARTYKUŁU I ZAPISANIE GO</text:p>
                </table:table-cell>
              </table:table-row>
              <table:table-row table:style-name="Tabela4.1">
                <table:table-cell table:style-name="Tabela4.A1" office:value-type="string">
                  <table:table table:name="Tabela5" table:style-name="Tabela5">
                    <table:table-column table:style-name="Tabela5.A"/>
                    <table:table-column table:style-name="Tabela5.B"/>
                    <table:table-row table:style-name="Tabela5.1">
                      <table:table-cell table:style-name="Tabela5.A1" office:value-type="string">
                        <text:p text:style-name="P19">WARUNKI WSTĘPNE</text:p>
                      </table:table-cell>
                      <table:table-cell table:style-name="Tabela5.B3" office:value-type="string">
                        <text:p text:style-name="P5"><text:s/>Użytkownik <text:span text:style-name="T20">aktywnym kontem i </text:span>uprawnieniami redaktora zalogowany do CMS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19">KROKI TESTOWE</text:p>
                      </table:table-cell>
                      <table:table-cell table:style-name="Tabela5.B3" office:value-type="string">
                        <text:p text:style-name="P12"><text:span text:style-name="T1"><text:s/></text:span><text:span text:style-name="T4">1.</text:span><text:span text:style-name="T1"> Kliknięcie na stronie </text:span><text:span text:style-name="T5">https://cms.g[…].pl</text:span><text:span text:style-name="T1"> przycisku „</text:span><text:span text:style-name="T13">NOWY ARTYKUŁ</text:span><text:span text:style-name="T1">”</text:span></text:p>
                        <text:p text:style-name="P5"><text:s/><text:span text:style-name="T9">2.</text:span> Wpisanie tytułu (pole „<text:span text:style-name="T12">TYTUŁ</text:span>”) „<text:span text:style-name="T7">Artykuł testowy 01”</text:span>, lidu (pole „<text:span text:style-name="T12">LID</text:span>”) „<text:span text:style-name="T7">Lorem ipsum”</text:span> i treści (pole „<text:span text:style-name="T12">ARTYKUŁ</text:span>”) „<text:span text:style-name="T7">Lorem ipsum”</text:span>.</text:p>
                        <text:p text:style-name="P8"><text:s/><text:span text:style-name="T9">3.</text:span> Wybranie działu „<text:span text:style-name="T12">TESTY</text:span>” w rozwijanym menu w polu „<text:span text:style-name="T12">KATEGORIE</text:span>”.</text:p>
                        <text:p text:style-name="P5"><text:s/><text:span text:style-name="T11">4</text:span><text:span text:style-name="T9">.</text:span> Opcjonalnie utworzenie unikalnego URL artykułu (pole „<text:span text:style-name="T12">SLUG</text:span>”)</text:p>
                        <text:p text:style-name="P5"><text:s/><text:span text:style-name="T11">5</text:span><text:span text:style-name="T9">.</text:span> Zapisanie artykułu (przycisk „<text:span text:style-name="T12">ZAPISZ I WYJDŹ</text:span>” u dołu strony)</text:p>
                      </table:table-cell>
                    </table:table-row>
                    <table:table-row table:style-name="Tabela5.1">
                      <table:table-cell table:style-name="Tabela5.A1" office:value-type="string">
                        <text:p text:style-name="P22">OCZEKIWANY REZULTAT</text:p>
                      </table:table-cell>
                      <table:table-cell table:style-name="Tabela5.B3" office:value-type="string">
                        <text:p text:style-name="P12"><text:span text:style-name="T1"><text:s/>Zapisanie się wpisu w bazie i załadowanie się strony <text:s/></text:span><text:span text:style-name="T5">https://cms.g[…].pl/articles/</text:span><text:span text:style-name="T1"> z chronologiczną listą zapisanych tekstów. Zapisany tekst powinien mieć parametr „</text:span><text:span text:style-name="T13">NIEOPUBLIKOWANY</text:span><text:span text:style-name="T1">”.</text:span></text:p>
                      </table:table-cell>
                    </table:table-row>
                  </table:table>
                  <text:p text:style-name="P4"><text:s/></text:p>
                  <text:p text:style-name="P16">Przypadek testowy 03: DODANIE ZDJĘCIA GŁÓWNEGO</text:p>
                  <table:table table:name="Tabela7" table:style-name="Tabela7">
                    <table:table-column table:style-name="Tabela7.A"/>
                    <table:table-column table:style-name="Tabela7.B"/>
                    <table:table-row table:style-name="Tabela7.1">
                      <table:table-cell table:style-name="Tabela7.A1" office:value-type="string">
                        <text:p text:style-name="P20">WARUNKI WSTĘPNE</text:p>
                      </table:table-cell>
                      <table:table-cell table:style-name="Tabela7.B3" office:value-type="string">
                        <text:p text:style-name="P23"><text:s/>Użytkownik <text:span text:style-name="T20">aktywnym kontem i </text:span>uprawnieniami redaktora zalogowany do CMS. Poprawnie zapisany, nieopublikowany artykuł.</text:p>
                      </table:table-cell>
                    </table:table-row>
                    <table:table-row table:style-name="Tabela7.1">
                      <table:table-cell table:style-name="Tabela7.A1" office:value-type="string">
                        <text:p text:style-name="P20">KROKI TESTOWE</text:p>
                      </table:table-cell>
                      <table:table-cell table:style-name="Tabela7.B3" office:value-type="string">
                        <text:p text:style-name="P13"><text:span text:style-name="T1"><text:s/></text:span><text:span text:style-name="T4">1.</text:span><text:span text:style-name="T1"> Kliknięcie na liście na stronie </text:span><text:span text:style-name="T5">https://cms.g[…].pl/articles/</text:span><text:span text:style-name="T1"> artykułu „</text:span><text:span text:style-name="T14">Artykuł testowy 01</text:span><text:span text:style-name="T2">”.</text:span></text:p>
                        <text:p text:style-name="P6"><text:s/><text:span text:style-name="T9">2.</text:span> <text:span text:style-name="T7">Kliknięcie</text:span> <text:span text:style-name="T7">w</text:span> menu nad polem „<text:span text:style-name="T15">LID</text:span>” <text:span text:style-name="T7">przycisku „</text:span><text:span text:style-name="T15">ZDJĘCIE OTWIERAJĄCE</text:span><text:span text:style-name="T7">”</text:span>.</text:p>
                        <text:p text:style-name="P6"><text:s/><text:span text:style-name="T11">3</text:span><text:span text:style-name="T9">.</text:span> <text:span text:style-name="T7">W automatycznie otwartym oknie bazy zdjęć kliknięcie w pole wyszukiwarki i wpisanie tagu opisującego poszukiwane zdjęcie.</text:span></text:p>
                        <text:p text:style-name="P9"><text:s/><text:span text:style-name="T11">4</text:span><text:span text:style-name="T9">.</text:span> Kliknięcie „<text:span text:style-name="T12">DODAJ ZDJĘCIE OTWIERAJĄCE</text:span>”.</text:p>
                        <text:p text:style-name="P7"><text:span text:style-name="T8"><text:s/></text:span><text:span text:style-name="T11">5</text:span><text:span text:style-name="T10">. </text:span>Zapisanie artykułu (przycisk „<text:span text:style-name="T12">ZAPISZ I WYJDŹ</text:span>”)</text:p>
                      </table:table-cell>
                    </table:table-row>
                    <table:table-row table:style-name="Tabela7.1">
                      <table:table-cell table:style-name="Tabela7.A1" office:value-type="string">
                        <text:p text:style-name="P20">OCZEKIWANY REZULTAT</text:p>
                      </table:table-cell>
                      <table:table-cell table:style-name="Tabela7.B3" office:value-type="string">
                        <text:p text:style-name="P9"><text:s/>Dodanie zdjęcia głównego do artykułu. Po kliknięciu przycisku „<text:span text:style-name="T12">PODGLĄD</text:span>” otwiera się podgląd edytowanego artykułu z wybranym zdjęciem między tytułem a lidem artykułu.</text:p>
                      </table:table-cell>
                    </table:table-row>
                  </table:table>
                  <text:p text:style-name="P4"/>
                  <text:p text:style-name="P15">Przypadek testowy 0<text:span text:style-name="T7">4</text:span>: DODANIE ZDJĘCIA <text:span text:style-name="T7">WEWNĄTRZ</text:span> ARTYKUŁU</text:p>
                </table:table-cell>
              </table:table-row>
            </table:table>
            <table:table table:name="Tabela6" table:style-name="Tabela6">
              <table:table-column table:style-name="Tabela6.A"/>
              <table:table-column table:style-name="Tabela6.B"/>
              <table:table-row table:style-name="Tabela6.1">
                <table:table-cell table:style-name="Tabela6.A1" office:value-type="string">
                  <text:p text:style-name="P19">WARUNKI WSTĘPNE</text:p>
                </table:table-cell>
                <table:table-cell table:style-name="Tabela6.B3" office:value-type="string">
                  <text:p text:style-name="P23"><text:s/>Użytkownik <text:span text:style-name="T20">aktywnym kontem i </text:span>uprawnieniami redaktora zalogowany do CMS. Poprawnie zapisany, nieopublikowany artykuł.</text:p>
                </table:table-cell>
              </table:table-row>
              <table:table-row table:style-name="Tabela6.1">
                <table:table-cell table:style-name="Tabela6.A1" office:value-type="string">
                  <text:p text:style-name="P19">KROKI TESTOWE</text:p>
                </table:table-cell>
                <table:table-cell table:style-name="Tabela6.B3" office:value-type="string">
                  <text:p text:style-name="P13"><text:span text:style-name="T1"><text:s/></text:span><text:span text:style-name="T4">1.</text:span><text:span text:style-name="T1"> Kliknięcie na liście na stronie </text:span><text:span text:style-name="T5">https://cms.g[…].pl/articles/</text:span><text:span text:style-name="T1"> artykułu „</text:span><text:span text:style-name="T14">Artykuł testowy 01</text:span><text:span text:style-name="T2">”.</text:span></text:p>
                  <text:p text:style-name="P5"><text:s/><text:span text:style-name="T9">2.</text:span> Ustawienie kursora tekstu między dowolnymi akapitami w polu „ARTYKUŁ”.</text:p>
                  <text:p text:style-name="P5"><text:s/><text:span text:style-name="T9">3.</text:span> Wybranie z menu nad polem „<text:span text:style-name="T12">ARTYKUŁ</text:span>” ikony z obrazkiem (alt=”Nowa grafika”).</text:p>
                  <text:p text:style-name="P5"><text:s/><text:span text:style-name="T9">4. </text:span><text:span text:style-name="T7">W automatycznie otwartym oknie bazy zdjęć kliknięcie w pole wyszukiwarki i wpisanie tagu opisującego poszukiwane zdjęcie</text:span></text:p>
                  <text:p text:style-name="P9"><text:s/><text:span text:style-name="T9">5. </text:span>Kliknięcie „<text:span text:style-name="T12">DODAJ GRAFIKĘ</text:span>”</text:p>
                  <text:p text:style-name="P7"><text:span text:style-name="T8"><text:s/></text:span><text:span text:style-name="T10">6. </text:span>Zapisanie artykułu (przycisk „<text:span text:style-name="T12">ZAPISZ I WYJDŹ</text:span>”)</text:p>
                </table:table-cell>
              </table:table-row>
              <table:table-row table:style-name="Tabela6.1">
                <table:table-cell table:style-name="Tabela6.A1" office:value-type="string">
                  <text:p text:style-name="P19"><text:soft-page-break/>OCZEKIWANY REZULTAT</text:p>
                </table:table-cell>
                <table:table-cell table:style-name="Tabela6.B3" office:value-type="string">
                  <text:p text:style-name="P9"><text:s/>Między akapitami tekstu pojawia się zdjęcie o szerokości odpowiadającej szerokości artykułu.</text:p>
                </table:table-cell>
              </table:table-row>
            </table:table>
            <text:p text:style-name="P17">Przypadek testowy 05: PUBLIKACJA ARTYKUŁU</text:p>
            <table:table table:name="Tabela8" table:style-name="Tabela8">
              <table:table-column table:style-name="Tabela8.A"/>
              <table:table-column table:style-name="Tabela8.B"/>
              <table:table-row table:style-name="Tabela8.1">
                <table:table-cell table:style-name="Tabela8.A1" office:value-type="string">
                  <text:p text:style-name="P21">WARUNKI WSTĘPNE</text:p>
                </table:table-cell>
                <table:table-cell table:style-name="Tabela8.B3" office:value-type="string">
                  <text:p text:style-name="P23">Użytkownik <text:span text:style-name="T20">aktywnym kontem i </text:span>uprawnieniami redaktora zalogowany do CMS. Poprawnie zapisany, nieopublikowany artykuł.</text:p>
                </table:table-cell>
              </table:table-row>
              <table:table-row table:style-name="Tabela8.1">
                <table:table-cell table:style-name="Tabela8.A1" office:value-type="string">
                  <text:p text:style-name="P21">KROKI TESTOWE</text:p>
                </table:table-cell>
                <table:table-cell table:style-name="Tabela8.B3" office:value-type="string">
                  <text:p text:style-name="P14"><text:span text:style-name="T1"><text:s/></text:span><text:span text:style-name="T4">1.</text:span><text:span text:style-name="T1"> Kliknięcie na liście na stronie </text:span><text:span text:style-name="T5">https://cms.g[…].pl/articles/</text:span><text:span text:style-name="T1"> artykułu „</text:span><text:span text:style-name="T14">Artykuł testowy 01</text:span><text:span text:style-name="T2">”.</text:span></text:p>
                  <text:p text:style-name="P7"><text:span text:style-name="T9"><text:s/>2.</text:span> <text:span text:style-name="T8">Wybranie u dołu strony przycisku „</text:span><text:span text:style-name="T16">ZAPISZ I OPUBLIKUJ</text:span><text:span text:style-name="T8">”</text:span></text:p>
                </table:table-cell>
              </table:table-row>
              <table:table-row table:style-name="Tabela8.1">
                <table:table-cell table:style-name="Tabela8.A1" office:value-type="string">
                  <text:p text:style-name="P21">OCZEKIWANY REZULTAT</text:p>
                </table:table-cell>
                <table:table-cell table:style-name="Tabela8.B3" office:value-type="string">
                  <text:p text:style-name="P14"><text:span text:style-name="T3"><text:s/>Na stronie </text:span><text:span text:style-name="T5">https://s</text:span><text:a xlink:type="simple" xlink:href="https://cms.g/" text:style-name="Internet_20_link" text:visited-style-name="Visited_20_Internet_20_Link"><text:span text:style-name="T5">[…</text:span></text:a><text:span text:style-name="T6">].pl/testy/</text:span><text:span text:style-name="T3"> jako najnowszy artykuł pojawia się „</text:span><text:span text:style-name="T14">Artykuł testowy 01</text:span><text:span text:style-name="T2">” </text:span><text:span text:style-name="T3">z poprawnie wyświetloną treścią, zdjęciem głównym i zdjęciem wewnątrz tekstu.</text:span></text:p>
                </table:table-cell>
              </table:table-row>
            </table:table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9T18:56:00.559000000</meta:creation-date>
    <dc:date>2023-03-12T20:55:56.237000000</dc:date>
    <meta:editing-duration>PT1H7M2S</meta:editing-duration>
    <meta:editing-cycles>23</meta:editing-cycles>
    <meta:generator>LibreOffice/7.2.5.2$Windows_X86_64 LibreOffice_project/499f9727c189e6ef3471021d6132d4c694f357e5</meta:generator>
    <meta:document-statistic meta:table-count="7" meta:image-count="0" meta:object-count="0" meta:page-count="2" meta:paragraph-count="56" meta:word-count="424" meta:character-count="3287" meta:non-whitespace-character-count="2886"/>
  </office:meta>
</office:document-meta>
</file>